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fa997f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1025a8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bold" officeooo:paragraph-rsid="01025a86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4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5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6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Standard">
      <style:text-properties officeooo:paragraph-rsid="006e0b94"/>
    </style:style>
    <style:style style:name="P59" style:family="paragraph" style:parent-style-name="Standard">
      <style:text-properties officeooo:paragraph-rsid="00d63f08"/>
    </style:style>
    <style:style style:name="P60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>
        <style:tab-stops>
          <style:tab-stop style:position="2.3862in"/>
        </style:tab-stops>
      </style:paragraph-properties>
      <style:text-properties officeooo:rsid="00130ea1" officeooo:paragraph-rsid="00a3d393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1044727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108ef5d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10ad706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0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2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officeooo:rsid="003b6bff"/>
    </style:style>
    <style:style style:name="T34" style:family="text">
      <style:text-properties style:font-name="Courier New" fo:font-weight="normal" officeooo:rsid="00479af1" style:font-weight-asian="normal" style:font-weight-complex="normal"/>
    </style:style>
    <style:style style:name="T35" style:family="text">
      <style:text-properties style:font-name="Courier New" fo:font-weight="normal" officeooo:rsid="003b6bff" style:font-weight-asian="normal" style:font-weight-complex="normal"/>
    </style:style>
    <style:style style:name="T36" style:family="text">
      <style:text-properties style:font-name="Courier New" officeooo:rsid="00d63f08"/>
    </style:style>
    <style:style style:name="T37" style:family="text">
      <style:text-properties style:font-name="Courier New" officeooo:rsid="00dbbbe1"/>
    </style:style>
    <style:style style:name="T38" style:family="text">
      <style:text-properties officeooo:rsid="0080efcf"/>
    </style:style>
    <style:style style:name="T39" style:family="text">
      <style:text-properties officeooo:rsid="008a1c77"/>
    </style:style>
    <style:style style:name="T40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8659b" style:font-weight-asian="bold" style:font-weight-complex="bold"/>
    </style:style>
    <style:style style:name="T43" style:family="text">
      <style:text-properties officeooo:rsid="009db0cb"/>
    </style:style>
    <style:style style:name="T44" style:family="text">
      <style:text-properties officeooo:rsid="00d720e3"/>
    </style:style>
    <style:style style:name="T45" style:family="text">
      <style:text-properties officeooo:rsid="00f8e178"/>
    </style:style>
    <style:style style:name="T46" style:family="text">
      <style:text-properties fo:font-style="normal" fo:font-weight="bold" officeooo:rsid="00f8e178" style:font-style-asian="normal" style:font-weight-asian="bold" style:font-style-complex="normal" style:font-weight-complex="bold"/>
    </style:style>
    <style:style style:name="T47" style:family="text">
      <style:text-properties officeooo:rsid="00fe2191"/>
    </style:style>
    <style:style style:name="T48" style:family="text">
      <style:text-properties officeooo:rsid="010b52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T2">JavaScript cheatshe</text:span><text:span text:style-name="T4">e</text:span><text:span text:style-name="T2">t</text:span><text:span text:style-name="T3"> – </text:span><text:span text:style-name="T1">v</text:span><text:span text:style-name="T8">3</text:span><text:span text:style-name="T5">.</text:span><text:span text:style-name="T9">1</text:span><text:span text:style-name="T7">.</text:span><text:span text:style-name="T10">1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40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5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56" text:outline-level="3"><text:span text:style-name="T18">element.</text:span>dataset &amp; data-* attributes</text:h>
          </table:table-cell>
          <table:table-cell table:style-name="Táblázat1.C1" office:value-type="string">
            <text:h text:style-name="P57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0"/>
            <text:p text:style-name="P20">IE8<text:span text:style-name="T48">+</text:span></text:p>
            <text:p text:style-name="P21"/>
            <text:p text:style-name="P6"><text:span text:style-name="T22">l</text:span>ocalStorage:</text:p>
            <text:p text:style-name="P21"><text:span text:style-name="T11">l</text:span>ocalStorage.length;</text:p>
            <text:p text:style-name="P21">localStorage.key(index);</text:p>
            <text:p text:style-name="P21">localStorage.getItem(key);</text:p>
            <text:p text:style-name="P21">localStorage.setItem(key, data);</text:p>
            <text:p text:style-name="P21">localStorage.removeItem(key);</text:p>
            <text:p text:style-name="P21">localStorage.clear();</text:p>
            <text:p text:style-name="P21"/>
            <text:p text:style-name="P3"><text:span text:style-name="Source_20_Text"><text:span text:style-name="T25">sessionStorage</text:span></text:span><text:span text:style-name="T24">:</text:span></text:p>
            <text:p text:style-name="P4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4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4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4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4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4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1"/>
            <text:p text:style-name="P7">hasItem:</text:p>
            <text:p text:style-name="P21">localStorage.getItem(key) !== null</text:p>
            <text:p text:style-name="P30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 !== null</text:p>
            <text:p text:style-name="P7"/>
            <text:p text:style-name="P7">setJSON:</text:p>
            <text:p text:style-name="P21">localStorage.setItem(key, JSON.stringify(object));</text:p>
            <text:p text:style-name="P30">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setItem(key, JSON.stringify(object));</text:p>
            <text:p text:style-name="P7"/>
            <text:p text:style-name="P7">getJSON:</text:p>
            <text:p text:style-name="P29">JSON.parse(localStorage.getItem(key));</text:p>
            <text:p text:style-name="P30">JSON.parse(<text:span text:style-name="Source_20_Text"><text:span text:style-name="T34">s</text:span></text:span><text:span text:style-name="Source_20_Text"><text:span text:style-name="T35">ession</text:span></text:span><text:span text:style-name="Source_20_Text"><text:span text:style-name="T34">S</text:span></text:span><text:span text:style-name="Source_20_Text"><text:span text:style-name="T35">torage</text:span></text:span>.getItem(key));</text:p>
            <text:p text:style-name="P30"/>
          </table:table-cell>
          <table:table-cell table:style-name="Táblázat1.B2" office:value-type="string">
            <text:p text:style-name="P21"/>
            <text:p text:style-name="P27">- IE11 compatible</text:p>
            <text:p text:style-name="P21">- element data-* attributes</text:p>
            <text:p text:style-name="P21">- no <text:span text:style-name="T19">m</text:span>ethods <text:span text:style-name="T39">and</text:span> <text:span text:style-name="T19">e</text:span>vents</text:p>
            <text:p text:style-name="P21"/>
            <text:p text:style-name="P16">camelcase:</text:p>
            <text:p text:style-name="P22">el<text:span text:style-name="T15">ement</text:span>.data-name</text:p>
            <text:p text:style-name="P23"><text:s text:c="2"/>-&gt; el<text:span text:style-name="T15">ement</text:span>.dataset.name</text:p>
            <text:p text:style-name="P23">el<text:span text:style-name="T15">ement</text:span>.data-first-second</text:p>
            <text:p text:style-name="P23"><text:s text:c="2"/>-&gt; el<text:span text:style-name="T15">ement</text:span>.dataset.firstSecond</text:p>
            <text:p text:style-name="P21"/>
            <text:p text:style-name="P7">set:</text:p>
            <text:p text:style-name="P21">element.dataset.<text:span text:style-name="T20">name</text:span> = "<text:span text:style-name="T12">value</text:span>";</text:p>
            <text:p text:style-name="P24">element.dataset["<text:span text:style-name="T20">name</text:span>"] = "<text:span text:style-name="T12">value</text:span>";</text:p>
            <text:p text:style-name="P24">element.setAttribute("data-<text:span text:style-name="T20">name</text:span>", "<text:span text:style-name="T12">value</text:span>");</text:p>
            <text:p text:style-name="P24">element<text:span text:style-name="T12">[</text:span>"data-<text:span text:style-name="T20">name</text:span>"<text:span text:style-name="T12">] =</text:span> "<text:span text:style-name="T12">value</text:span>";</text:p>
            <text:p text:style-name="P25"/>
            <text:p text:style-name="P7">get:</text:p>
            <text:p text:style-name="P24">element.dataset.<text:span text:style-name="T20">name</text:span>;</text:p>
            <text:p text:style-name="P24">element.dataset["<text:span text:style-name="T20">name</text:span>"];</text:p>
            <text:p text:style-name="P24">element.getAttribute("data-<text:span text:style-name="T20">name</text:span>");</text:p>
            <text:p text:style-name="P24">element<text:span text:style-name="T12">[</text:span>"data-<text:span text:style-name="T20">name</text:span>"<text:span text:style-name="T12">]</text:span>;</text:p>
            <text:p text:style-name="P21"/>
            <text:p text:style-name="P7">remove:</text:p>
            <text:p text:style-name="P24">element.removeAttribute("data-<text:span text:style-name="T20">name</text:span>");</text:p>
            <text:p text:style-name="P24"/>
            <text:p text:style-name="P19">check:</text:p>
            <text:p text:style-name="P33">element.hasAttribute("data-<text:span text:style-name="T20">name</text:span>");</text:p>
            <text:p text:style-name="P33"/>
          </table:table-cell>
          <table:table-cell table:style-name="Táblázat1.C2" office:value-type="string">
            <text:p text:style-name="P28"/>
            <text:p text:style-name="P28">IE10+11 compatible</text:p>
            <text:p text:style-name="P28"/>
            <text:p text:style-name="P28">new <text:span text:style-name="T47">&lt;</text:span>TypedArray<text:span text:style-name="T47">&gt;</text:span>(); <text:span text:style-name="T21">ES2017</text:span></text:p>
            <text:p text:style-name="P28">new <text:span text:style-name="T47">&lt;</text:span>TypedArray<text:span text:style-name="T47">&gt;</text:span>(length);</text:p>
            <text:p text:style-name="P28">new <text:span text:style-name="T47">&lt;</text:span>TypedArray<text:span text:style-name="T47">&gt;</text:span>(typedArray);</text:p>
            <text:p text:style-name="P28">new <text:span text:style-name="T47">&lt;</text:span>TypedArray<text:span text:style-name="T47">&gt;</text:span>(object);</text:p>
            <text:p text:style-name="P28">new <text:span text:style-name="T47">&lt;</text:span>TypedArray<text:span text:style-name="T47">&gt;</text:span>(buffer[,byteOffset[,len<text:span text:style-name="T47">g</text:span>]]);</text:p>
            <text:p text:style-name="P28"/>
            <text:p text:style-name="P11">Int8Array();</text:p>
            <text:p text:style-name="P46">-128 to 127, 1 <text:span text:style-name="T38">byte</text:span>, int8_t</text:p>
            <text:p text:style-name="P11">Uint8Array();</text:p>
            <text:p text:style-name="P46">0 to 255, 1 <text:span text:style-name="T38">byte,</text:span> uint8_t</text:p>
            <text:p text:style-name="P32"><text:span text:style-name="T41">Uint8ClampedArray();</text:span><text:span text:style-name="T46"> - not in IE10-11</text:span></text:p>
            <text:p text:style-name="P47">0 to 255, 1 <text:span text:style-name="T38">byte</text:span>, uint8_t</text:p>
            <text:p text:style-name="P47"/>
            <text:p text:style-name="P11">Int16Array();</text:p>
            <text:p text:style-name="P46">-32768 to 32767, 2 <text:span text:style-name="T38">byte</text:span>, int16_t</text:p>
            <text:p text:style-name="P11">Uint16Array();</text:p>
            <text:p text:style-name="P46">0 to 65535, 2 <text:span text:style-name="T38">byte</text:span>, uint16_t</text:p>
            <text:p text:style-name="P46"/>
            <text:p text:style-name="P12">Int32Array();</text:p>
            <text:p text:style-name="P47">-2147483648 to 2147483647, 4 byte, int32_t</text:p>
            <text:p text:style-name="P12">Uint32Array();</text:p>
            <text:p text:style-name="P47">0 to 4294967295, 4 <text:span text:style-name="T38">byte</text:span>, uint32_t</text:p>
            <text:p text:style-name="P47"/>
            <text:p text:style-name="P51">BigInt64Array<text:span text:style-name="T45">(); - not in IE10-11</text:span></text:p>
            <text:p text:style-name="P49">-2**63 to 2**63-1, 8 <text:span text:style-name="T45">byte, int64_t</text:span></text:p>
            <text:p text:style-name="P51">BigUint64Array<text:span text:style-name="T45">(); - not in IE10-11</text:span></text:p>
            <text:p text:style-name="P49">0 to 2**64-1, 8 <text:span text:style-name="T45">byte, uint64_t</text:span></text:p>
            <text:p text:style-name="P47"/>
            <text:p text:style-name="P12">Float32Array();</text:p>
            <text:p text:style-name="P47">1.2x10-38 to 3.4x1038, 4 <text:span text:style-name="T38">byte</text:span>, float</text:p>
            <text:p text:style-name="P12">Float64Array();</text:p>
            <text:p text:style-name="P47">5.0x10-324 to 1.8x10308, 8 <text:span text:style-name="T38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8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3">IE10+IE11 </text:span></text:span><text:span text:style-name="Source_20_Text"><text:span text:style-name="T33">d</text:span></text:span><text:span text:style-name="Source_20_Text"><text:span text:style-name="T23">on't have support for classList on SVG or MathML elements.</text:span></text:span></text:p>
            <text:p text:style-name="P38"/>
            <text:p text:style-name="P13">element.classList.add(String[,String]);</text:p>
            <text:p text:style-name="P48">IE10+11: yes (except the multiple arguments)</text:p>
            <text:p text:style-name="P34"/>
            <text:p text:style-name="P10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6"/>
            <text:p text:style-name="P13">element.classList.contains(String);</text:p>
            <text:p text:style-name="P48">IE10+11: yes</text:p>
            <text:p text:style-name="P34"/>
            <text:p text:style-name="P10">element.classList.toggle(String[,force]);</text:p>
            <text:p text:style-name="P45">IE10+11: yes (except the second argument)</text:p>
            <text:p text:style-name="P44">- When only one argument is present: Toggle class value; <text:span text:style-name="T16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6"/>
            <text:p text:style-name="P13">element.classList.item(Number);</text:p>
            <text:p text:style-name="P48">IE10+11: yes</text:p>
            <text:p text:style-name="P26"/>
            <text:p text:style-name="P13">element.classList.length;</text:p>
            <text:p text:style-name="P48">IE10+11: yes</text:p>
            <text:p text:style-name="P34"/>
            <text:p text:style-name="P10">element.classList.replace(oldClass, newClass); </text:p>
            <text:p text:style-name="P44">IE10+11: <text:span text:style-name="T13">N</text:span>o <text:span text:style-name="T13">and the method isn't compatible with the Safari and mobile browsers too.</text:span></text:p>
            <text:p text:style-name="P34"/>
            <text:p text:style-name="P14">Remove all classes:</text:p>
            <text:p text:style-name="P52"><text:span text:style-name="Source_20_Text"><text:span text:style-name="T28">element.className = "";</text:span></text:span></text:p>
            <text:p text:style-name="P26"><text:span text:style-name="Source_20_Text"><text:span text:style-name="T28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2">V</text:span><text:span text:style-name="T41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2">Inv</text:span><text:span text:style-name="T41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3">an object with method(s) (function)</text:span></text:p>
            <text:p text:style-name="P38"/>
            <text:p text:style-name="P15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5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8"/>
      <text:p text:style-name="P58"/>
      <text:p text:style-name="P58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9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6">IE9: </text:span></text:span><text:span text:style-name="Source_20_Text"><text:span text:style-name="T37">XML support</text:span></text:span></text:p>
            <text:p text:style-name="P41"><text:span text:style-name="Source_20_Text"><text:span text:style-name="T36">IE10+IE11: </text:span></text:span><text:span text:style-name="Source_20_Text"><text:span text:style-name="T37">XML, SVG and HTML support</text:span></text:span></text:p>
            <text:p text:style-name="P43"/>
            <text:p text:style-name="P53"><text:span text:style-name="Source_20_Text"><text:span text:style-name="T30">var parser = new DOMParser();</text:span></text:span></text:p>
            <text:p text:style-name="P53"><text:span text:style-name="Source_20_Text"><text:span text:style-name="T30">var doc = parser.parseFromString("</text:span></text:span><text:span text:style-name="Source_20_Text"><text:span text:style-name="T31">sourceStr</text:span></text:span><text:span text:style-name="Source_20_Text"><text:span text:style-name="T30">", "application/xml");</text:span></text:span></text:p>
            <text:p text:style-name="P53"><text:span text:style-name="Source_20_Text"><text:span text:style-name="T29">R</text:span></text:span><text:span text:style-name="Source_20_Text"><text:span text:style-name="T28">eturns a Document, but not a SVGDocument nor a HTMLDocument.</text:span></text:span></text:p>
            <text:p text:style-name="P53"><text:span text:style-name="Source_20_Text"><text:span text:style-name="T28"/></text:span></text:p>
            <text:p text:style-name="P55"><text:span text:style-name="Source_20_Text"><text:span text:style-name="T30">var parser = new DOMParser();</text:span></text:span></text:p>
            <text:p text:style-name="P55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image/svg+xml");</text:span></text:span></text:p>
            <text:p text:style-name="P53"><text:span text:style-name="Source_20_Text"><text:span text:style-name="T29">R</text:span></text:span><text:span text:style-name="Source_20_Text"><text:span text:style-name="T28">eturns a SVGDocument, which also is a Document.</text:span></text:span></text:p>
            <text:p text:style-name="P53"><text:span text:style-name="Source_20_Text"><text:span text:style-name="T28"/></text:span></text:p>
            <text:p text:style-name="P55"><text:span text:style-name="Source_20_Text"><text:span text:style-name="T30">var parser = new DOMParser();</text:span></text:span></text:p>
            <text:p text:style-name="P55"><text:span text:style-name="Source_20_Text"><text:span text:style-name="T30">var doc = parser.parseFromString(</text:span></text:span><text:span text:style-name="Source_20_Text"><text:span text:style-name="T31">sourceStr</text:span></text:span><text:span text:style-name="Source_20_Text"><text:span text:style-name="T30">, "text/html");</text:span></text:span></text:p>
            <text:p text:style-name="P54"><text:span text:style-name="Source_20_Text"><text:span text:style-name="T32">Returns a HTML document.</text:span></text:span></text:p>
            <text:p text:style-name="P31"><text:span text:style-name="Source_20_Text"><text:span text:style-name="T28"/></text:span></text:p>
          </table:table-cell>
        </table:table-row>
        <table:table-row>
          <table:table-cell table:style-name="Táblázat3.A3" office:value-type="string">
            <text:p text:style-name="P18">DOMParser <text:span text:style-name="T44">sample function</text:span></text:p>
          </table:table-cell>
        </table:table-row>
        <table:table-row>
          <table:table-cell table:style-name="Táblázat3.A4" office:value-type="string">
            <text:p text:style-name="P50"/>
            <text:p text:style-name="P50">function parseHTML (str) {</text:p>
            <text:p text:style-name="P50"><text:s text:c="2"/>return Array.prototype.slice.call(</text:p>
            <text:p text:style-name="P50"><text:s text:c="4"/>(new DOMParser())</text:p>
            <text:p text:style-name="P50"><text:s text:c="6"/>.parseFromString(str, "text/html")</text:p>
            <text:p text:style-name="P50"><text:s text:c="6"/>.childNodes[0]</text:p>
            <text:p text:style-name="P50"><text:s text:c="6"/>.childNodes[1]</text:p>
            <text:p text:style-name="P50"><text:s text:c="6"/>.childNodes</text:p>
            <text:p text:style-name="P50"><text:s text:c="2"/>);</text:p>
            <text:p text:style-name="P50">}</text:p>
            <text:p text:style-name="P50"/>
            <text:p text:style-name="P50">parseHTML(</text:p>
            <text:p text:style-name="P50"><text:s text:c="2"/>"&lt;div&gt;1&lt;p&gt;2&lt;/p&gt;&lt;p&gt;3&lt;/p&gt;&lt;/div&gt;"</text:p>
            <text:p text:style-name="P50"><text:s text:c="2"/>+ "&lt;div&gt;4&lt;p&gt;5&lt;/p&gt;&lt;p&gt;6&lt;/p&gt;&lt;/div&gt;"</text:p>
            <text:p text:style-name="P50"><text:s text:c="2"/>+ "&lt;div&gt;7&lt;/div&gt;"</text:p>
            <text:p text:style-name="P50"><text:s text:c="2"/>+ "&lt;p&gt;8&lt;/p&gt;"</text:p>
            <text:p text:style-name="P50">);</text:p>
            <text:p text:style-name="P36"><text:span text:style-name="T44">=&gt; </text:span>Array(4) [ div, div, div, p ]</text:p>
            <text:p text:style-name="P37">Tested in IE11, Edge, Firefox and Chrome.</text:p>
            <text:p text:style-name="P50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9-04T18:52:33.855000000</dc:date>
    <meta:editing-duration>PT7H48M31S</meta:editing-duration>
    <meta:editing-cycles>156</meta:editing-cycles>
    <meta:generator>LibreOffice/6.2.5.2$Windows_X86_64 LibreOffice_project/1ec314fa52f458adc18c4f025c545a4e8b22c159</meta:generator>
    <meta:document-statistic meta:table-count="3" meta:image-count="0" meta:object-count="0" meta:page-count="3" meta:paragraph-count="156" meta:word-count="542" meta:character-count="4469" meta:non-whitespace-character-count="4036"/>
  </office:meta>
</office:document-meta>
</file>